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j</mi>
        <mo stretchy="false">=</mo>
        <mn>0</mn>
      </mrow>
      <mi>,</mi>
      <mfrac>
        <mn>1</mn>
        <mn>2</mn>
      </mfrac>
      <mi>,</mi>
      <mn>1</mn>
      <mi>,</mi>
      <mfrac>
        <mn>3</mn>
        <mn>2</mn>
      </mfrac>
      <mi>,</mi>
      <mn>2</mn>
      <mi>,</mi>
      <mo stretchy="false">…</mo>
    </mrow>
    <annotation encoding="StarMath 5.0">j = 0 , 1 over 2 , 1 , 3 over 2 , 2 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2:12:43.798000000</meta:creation-date>
    <meta:generator>LibreOffice/4.1.4.2$Windows_x86 LibreOffice_project/0a0440ccc0227ad9829de5f46be37cfb6edcf72</meta:generator>
  </office:meta>
</office:document-meta>
</file>